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1291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9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Day 2: Upper Body Strength Training + Yoga (Approximately 1.5-2 hours)</text:p>
          </table:table-cell>
          <table:table-cell office:value-type="string" calcext:value-type="string">
            <text:p>weight</text:p>
          </table:table-cell>
        </table:table-row>
        <table:table-row table:style-name="ro2">
          <table:table-cell office:value-type="string" calcext:value-type="string">
            <text:p>Bench Press: 3 sets of 8-10 reps (15-20 minutes)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Rows: 3 sets of 8-10 reps (15-20 minutes)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Pull-Ups: 3 sets of 8-10 reps (15-20 minutes)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Overhead Press: 3 sets of 8-10 reps (15-20 minutes)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Bicep Curls: 3 sets of 12 reps (10-15 minutes)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overhead skull crushers: 3 sets of 12 reps (10-15 minutes)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Yoga: 30 minutes of yoga practice (30 minutes)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ol-down: 5-10 minutes of stretching, focusing on the upper bod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8:55.541711229</meta:creation-date>
    <dc:date>2023-04-19T15:23:29.081480395</dc:date>
    <meta:editing-duration>PT23H23M40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